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TPD 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Lot Size Low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ot Size High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Lot Size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Sample Proportion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formula="of:=[.C3]*[.C4]" office:value-type="float" office:value="500" calcext:value-type="float">
            <text:p>500</text:p>
          </table:table-cell>
          <table:table-cell table:number-columns-repeated="2"/>
          <table:table-cell table:formula="of:=[.F4]*[.F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Proportional Defective</text:p>
          </table:table-cell>
          <table:table-cell office:value-type="string" calcext:value-type="string">
            <text:p>pmax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pmax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Max defective</text:p>
          </table:table-cell>
          <table:table-cell/>
          <table:table-cell table:formula="of:=[.C6]*[.C5]" office:value-type="float" office:value="10" calcext:value-type="float">
            <text:p>10</text:p>
          </table:table-cell>
          <table:table-cell table:number-columns-repeated="2"/>
          <table:table-cell table:formula="of:=[.F6]*[.F5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(d&lt;=10)</text:p>
          </table:table-cell>
          <table:table-cell office:value-type="string" calcext:value-type="string">
            <text:p>pr(reject)</text:p>
          </table:table-cell>
          <table:table-cell/>
          <table:table-cell office:value-type="string" calcext:value-type="string">
            <text:p>pr(d&lt;=20)</text:p>
          </table:table-cell>
          <table:table-cell office:value-type="string" calcext:value-type="string">
            <text:p>pr(reject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BINOMDIST([.$C$7];[.$C$5];[.A10];1)" office:value-type="float" office:value="0.999999999993002" calcext:value-type="float">
            <text:p>0.999999999993002</text:p>
          </table:table-cell>
          <table:table-cell table:formula="of:=1-[.B10]" office:value-type="float" office:value="0.00000000000699817981342221" calcext:value-type="float">
            <text:p>6.99817981342221E-12</text:p>
          </table:table-cell>
          <table:table-cell/>
          <table:table-cell table:formula="of:=BINOMDIST([.$F$7];[.$F$5];[.A10];1)" office:value-type="float" office:value="0.999999999999999" calcext:value-type="float">
            <text:p>0.999999999999999</text:p>
          </table:table-cell>
          <table:table-cell table:formula="of:=1-[.E10]" office:value-type="float" office:value="0" calcext:value-type="float">
            <text:p>0</text:p>
          </table:table-cell>
          <table:table-cell table:formula="of:=[.C10]-[.F10]" office:value-type="float" office:value="0.00000000000699817981342221" calcext:value-type="float">
            <text:p>6.99817981342221E-12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formula="of:=BINOMDIST([.$C$7];[.$C$5];[.A11];1)" office:value-type="float" office:value="0.999999990831398" calcext:value-type="float">
            <text:p>0.999999990831398</text:p>
          </table:table-cell>
          <table:table-cell table:formula="of:=1-[.B11]" office:value-type="float" office:value="0.00000000916860232180738" calcext:value-type="float">
            <text:p>9.16860232180738E-09</text:p>
          </table:table-cell>
          <table:table-cell/>
          <table:table-cell table:formula="of:=BINOMDIST([.$F$7];[.$F$5];[.A11];1)" office:value-type="float" office:value="0.999999999999993" calcext:value-type="float">
            <text:p>0.999999999999993</text:p>
          </table:table-cell>
          <table:table-cell table:formula="of:=1-[.E11]" office:value-type="float" office:value="6.88338275267597E-015" calcext:value-type="float">
            <text:p>6.88338275267597E-15</text:p>
          </table:table-cell>
          <table:table-cell table:formula="of:=[.C11]-[.F11]" office:value-type="float" office:value="0.00000000916859543842463" calcext:value-type="float">
            <text:p>9.16859543842463E-0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formula="of:=BINOMDIST([.$C$7];[.$C$5];[.A12];1)" office:value-type="float" office:value="0.99999949202727" calcext:value-type="float">
            <text:p>0.99999949202727</text:p>
          </table:table-cell>
          <table:table-cell table:formula="of:=1-[.B12]" office:value-type="float" office:value="0.000000507972730212636" calcext:value-type="float">
            <text:p>5.07972730212636E-07</text:p>
          </table:table-cell>
          <table:table-cell/>
          <table:table-cell table:formula="of:=BINOMDIST([.$F$7];[.$F$5];[.A12];1)" office:value-type="float" office:value="0.999999999989907" calcext:value-type="float">
            <text:p>0.999999999989907</text:p>
          </table:table-cell>
          <table:table-cell table:formula="of:=1-[.E12]" office:value-type="float" office:value="0.0000000000100929264945648" calcext:value-type="float">
            <text:p>1.00929264945648E-11</text:p>
          </table:table-cell>
          <table:table-cell table:formula="of:=[.C12]-[.F12]" office:value-type="float" office:value="0.000000507962637286141" calcext:value-type="float">
            <text:p>5.07962637286141E-0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formula="of:=BINOMDIST([.$C$7];[.$C$5];[.A13];1)" office:value-type="float" office:value="0.999992286350454" calcext:value-type="float">
            <text:p>0.999992286350454</text:p>
          </table:table-cell>
          <table:table-cell table:formula="of:=1-[.B13]" office:value-type="float" office:value="0.0000077136495462149" calcext:value-type="float">
            <text:p>7.7136495462149E-06</text:p>
          </table:table-cell>
          <table:table-cell/>
          <table:table-cell table:formula="of:=BINOMDIST([.$F$7];[.$F$5];[.A13];1)" office:value-type="float" office:value="0.999999998326579" calcext:value-type="float">
            <text:p>0.999999998326579</text:p>
          </table:table-cell>
          <table:table-cell table:formula="of:=1-[.E13]" office:value-type="float" office:value="0.00000000167342095735989" calcext:value-type="float">
            <text:p>1.67342095735989E-09</text:p>
          </table:table-cell>
          <table:table-cell table:formula="of:=[.C13]-[.F13]" office:value-type="float" office:value="0.00000771197612525754" calcext:value-type="float">
            <text:p>7.71197612525754E-0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formula="of:=BINOMDIST([.$C$7];[.$C$5];[.A14];1)" office:value-type="float" office:value="0.999942326888853" calcext:value-type="float">
            <text:p>0.999942326888853</text:p>
          </table:table-cell>
          <table:table-cell table:formula="of:=1-[.B14]" office:value-type="float" office:value="0.0000576731111472384" calcext:value-type="float">
            <text:p>5.76731111472384E-05</text:p>
          </table:table-cell>
          <table:table-cell/>
          <table:table-cell table:formula="of:=BINOMDIST([.$F$7];[.$F$5];[.A14];1)" office:value-type="float" office:value="0.999999928320046" calcext:value-type="float">
            <text:p>0.999999928320046</text:p>
          </table:table-cell>
          <table:table-cell table:formula="of:=1-[.E14]" office:value-type="float" office:value="0.0000000716799539723922" calcext:value-type="float">
            <text:p>7.16799539723922E-08</text:p>
          </table:table-cell>
          <table:table-cell table:formula="of:=[.C14]-[.F14]" office:value-type="float" office:value="0.000057601431193266" calcext:value-type="float">
            <text:p>5.7601431193266E-0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formula="of:=BINOMDIST([.$C$7];[.$C$5];[.A15];1)" office:value-type="float" office:value="0.99972436508764" calcext:value-type="float">
            <text:p>0.99972436508764</text:p>
          </table:table-cell>
          <table:table-cell table:formula="of:=1-[.B15]" office:value-type="float" office:value="0.000275634912360267" calcext:value-type="float">
            <text:p>0.00027563491236</text:p>
          </table:table-cell>
          <table:table-cell/>
          <table:table-cell table:formula="of:=BINOMDIST([.$F$7];[.$F$5];[.A15];1)" office:value-type="float" office:value="0.999998694743772" calcext:value-type="float">
            <text:p>0.999998694743772</text:p>
          </table:table-cell>
          <table:table-cell table:formula="of:=1-[.E15]" office:value-type="float" office:value="0.00000130525622787925" calcext:value-type="float">
            <text:p>1.30525622787925E-06</text:p>
          </table:table-cell>
          <table:table-cell table:formula="of:=[.C15]-[.F15]" office:value-type="float" office:value="0.000274329656132388" calcext:value-type="float">
            <text:p>0.00027432965613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formula="of:=BINOMDIST([.$C$7];[.$C$5];[.A16];1)" office:value-type="float" office:value="0.999032083535097" calcext:value-type="float">
            <text:p>0.999032083535097</text:p>
          </table:table-cell>
          <table:table-cell table:formula="of:=1-[.B16]" office:value-type="float" office:value="0.000967916464902685" calcext:value-type="float">
            <text:p>0.000967916464903</text:p>
          </table:table-cell>
          <table:table-cell/>
          <table:table-cell table:formula="of:=BINOMDIST([.$F$7];[.$F$5];[.A16];1)" office:value-type="float" office:value="0.999986817651405" calcext:value-type="float">
            <text:p>0.999986817651405</text:p>
          </table:table-cell>
          <table:table-cell table:formula="of:=1-[.E16]" office:value-type="float" office:value="0.0000131823485953753" calcext:value-type="float">
            <text:p>1.31823485953753E-05</text:p>
          </table:table-cell>
          <table:table-cell table:formula="of:=[.C16]-[.F16]" office:value-type="float" office:value="0.00095473411630731" calcext:value-type="float">
            <text:p>0.00095473411630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formula="of:=BINOMDIST([.$C$7];[.$C$5];[.A17];1)" office:value-type="float" office:value="0.997285920835003" calcext:value-type="float">
            <text:p>0.997285920835003</text:p>
          </table:table-cell>
          <table:table-cell table:formula="of:=1-[.B17]" office:value-type="float" office:value="0.00271407916499744" calcext:value-type="float">
            <text:p>0.002714079164997</text:p>
          </table:table-cell>
          <table:table-cell/>
          <table:table-cell table:formula="of:=BINOMDIST([.$F$7];[.$F$5];[.A17];1)" office:value-type="float" office:value="0.999913445747561" calcext:value-type="float">
            <text:p>0.999913445747561</text:p>
          </table:table-cell>
          <table:table-cell table:formula="of:=1-[.E17]" office:value-type="float" office:value="0.0000865542524389751" calcext:value-type="float">
            <text:p>8.65542524389751E-05</text:p>
          </table:table-cell>
          <table:table-cell table:formula="of:=[.C17]-[.F17]" office:value-type="float" office:value="0.00262752491255847" calcext:value-type="float">
            <text:p>0.00262752491255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formula="of:=BINOMDIST([.$C$7];[.$C$5];[.A18];1)" office:value-type="float" office:value="0.993587538178428" calcext:value-type="float">
            <text:p>0.993587538178428</text:p>
          </table:table-cell>
          <table:table-cell table:formula="of:=1-[.B18]" office:value-type="float" office:value="0.00641246182157174" calcext:value-type="float">
            <text:p>0.006412461821572</text:p>
          </table:table-cell>
          <table:table-cell/>
          <table:table-cell table:formula="of:=BINOMDIST([.$F$7];[.$F$5];[.A18];1)" office:value-type="float" office:value="0.999590597947447" calcext:value-type="float">
            <text:p>0.999590597947447</text:p>
          </table:table-cell>
          <table:table-cell table:formula="of:=1-[.E18]" office:value-type="float" office:value="0.000409402052553132" calcext:value-type="float">
            <text:p>0.000409402052553</text:p>
          </table:table-cell>
          <table:table-cell table:formula="of:=[.C18]-[.F18]" office:value-type="float" office:value="0.0060030597690186" calcext:value-type="float">
            <text:p>0.00600305976901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BINOMDIST([.$C$7];[.$C$5];[.A19];1)" office:value-type="float" office:value="0.986756432900217" calcext:value-type="float">
            <text:p>0.986756432900217</text:p>
          </table:table-cell>
          <table:table-cell table:formula="of:=1-[.B19]" office:value-type="float" office:value="0.0132435670997828" calcext:value-type="float">
            <text:p>0.013243567099783</text:p>
          </table:table-cell>
          <table:table-cell/>
          <table:table-cell table:formula="of:=BINOMDIST([.$F$7];[.$F$5];[.A19];1)" office:value-type="float" office:value="0.998503518452284" calcext:value-type="float">
            <text:p>0.998503518452284</text:p>
          </table:table-cell>
          <table:table-cell table:formula="of:=1-[.E19]" office:value-type="float" office:value="0.00149648154771642" calcext:value-type="float">
            <text:p>0.001496481547716</text:p>
          </table:table-cell>
          <table:table-cell table:formula="of:=[.C19]-[.F19]" office:value-type="float" office:value="0.0117470855520664" calcext:value-type="float">
            <text:p>0.011747085552066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table:formula="of:=BINOMDIST([.$C$7];[.$C$5];[.A20];1)" office:value-type="float" office:value="0.975454462254745" calcext:value-type="float">
            <text:p>0.975454462254745</text:p>
          </table:table-cell>
          <table:table-cell table:formula="of:=1-[.B20]" office:value-type="float" office:value="0.0245455377452553" calcext:value-type="float">
            <text:p>0.024545537745255</text:p>
          </table:table-cell>
          <table:table-cell/>
          <table:table-cell table:formula="of:=BINOMDIST([.$F$7];[.$F$5];[.A20];1)" office:value-type="float" office:value="0.995555029520066" calcext:value-type="float">
            <text:p>0.995555029520066</text:p>
          </table:table-cell>
          <table:table-cell table:formula="of:=1-[.E20]" office:value-type="float" office:value="0.00444497047993397" calcext:value-type="float">
            <text:p>0.004444970479934</text:p>
          </table:table-cell>
          <table:table-cell table:formula="of:=[.C20]-[.F20]" office:value-type="float" office:value="0.0201005672653213" calcext:value-type="float">
            <text:p>0.020100567265321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formula="of:=BINOMDIST([.$C$7];[.$C$5];[.A21];1)" office:value-type="float" office:value="0.95837279841452" calcext:value-type="float">
            <text:p>0.95837279841452</text:p>
          </table:table-cell>
          <table:table-cell table:formula="of:=1-[.B21]" office:value-type="float" office:value="0.0416272015854803" calcext:value-type="float">
            <text:p>0.04162720158548</text:p>
          </table:table-cell>
          <table:table-cell/>
          <table:table-cell table:formula="of:=BINOMDIST([.$F$7];[.$F$5];[.A21];1)" office:value-type="float" office:value="0.988864208564899" calcext:value-type="float">
            <text:p>0.988864208564899</text:p>
          </table:table-cell>
          <table:table-cell table:formula="of:=1-[.E21]" office:value-type="float" office:value="0.0111357914351007" calcext:value-type="float">
            <text:p>0.011135791435101</text:p>
          </table:table-cell>
          <table:table-cell table:formula="of:=[.C21]-[.F21]" office:value-type="float" office:value="0.0304914101503796" calcext:value-type="float">
            <text:p>0.03049141015038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table:formula="of:=BINOMDIST([.$C$7];[.$C$5];[.A22];1)" office:value-type="float" office:value="0.934436694410379" calcext:value-type="float">
            <text:p>0.934436694410379</text:p>
          </table:table-cell>
          <table:table-cell table:formula="of:=1-[.B22]" office:value-type="float" office:value="0.0655633055896213" calcext:value-type="float">
            <text:p>0.065563305589621</text:p>
          </table:table-cell>
          <table:table-cell/>
          <table:table-cell table:formula="of:=BINOMDIST([.$F$7];[.$F$5];[.A22];1)" office:value-type="float" office:value="0.97579035956979" calcext:value-type="float">
            <text:p>0.97579035956979</text:p>
          </table:table-cell>
          <table:table-cell table:formula="of:=1-[.E22]" office:value-type="float" office:value="0.0242096404302103" calcext:value-type="float">
            <text:p>0.02420964043021</text:p>
          </table:table-cell>
          <table:table-cell table:formula="of:=[.C22]-[.F22]" office:value-type="float" office:value="0.041353665159411" calcext:value-type="float">
            <text:p>0.041353665159411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table:formula="of:=BINOMDIST([.$C$7];[.$C$5];[.A23];1)" office:value-type="float" office:value="0.902981269297998" calcext:value-type="float">
            <text:p>0.902981269297998</text:p>
          </table:table-cell>
          <table:table-cell table:formula="of:=1-[.B23]" office:value-type="float" office:value="0.0970187307020015" calcext:value-type="float">
            <text:p>0.097018730702002</text:p>
          </table:table-cell>
          <table:table-cell/>
          <table:table-cell table:formula="of:=BINOMDIST([.$F$7];[.$F$5];[.A23];1)" office:value-type="float" office:value="0.953295669238749" calcext:value-type="float">
            <text:p>0.953295669238749</text:p>
          </table:table-cell>
          <table:table-cell table:formula="of:=1-[.E23]" office:value-type="float" office:value="0.046704330761251" calcext:value-type="float">
            <text:p>0.046704330761251</text:p>
          </table:table-cell>
          <table:table-cell table:formula="of:=[.C23]-[.F23]" office:value-type="float" office:value="0.0503143999407505" calcext:value-type="float">
            <text:p>0.05031439994075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formula="of:=BINOMDIST([.$C$7];[.$C$5];[.A24];1)" office:value-type="float" office:value="0.863863344806483" calcext:value-type="float">
            <text:p>0.863863344806483</text:p>
          </table:table-cell>
          <table:table-cell table:formula="of:=1-[.B24]" office:value-type="float" office:value="0.136136655193517" calcext:value-type="float">
            <text:p>0.136136655193517</text:p>
          </table:table-cell>
          <table:table-cell/>
          <table:table-cell table:formula="of:=BINOMDIST([.$F$7];[.$F$5];[.A24];1)" office:value-type="float" office:value="0.91860654023195" calcext:value-type="float">
            <text:p>0.91860654023195</text:p>
          </table:table-cell>
          <table:table-cell table:formula="of:=1-[.E24]" office:value-type="float" office:value="0.0813934597680503" calcext:value-type="float">
            <text:p>0.08139345976805</text:p>
          </table:table-cell>
          <table:table-cell table:formula="of:=[.C24]-[.F24]" office:value-type="float" office:value="0.0547431954254665" calcext:value-type="float">
            <text:p>0.05474319542546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table:formula="of:=BINOMDIST([.$C$7];[.$C$5];[.A25];1)" office:value-type="float" office:value="0.817493262483771" calcext:value-type="float">
            <text:p>0.817493262483771</text:p>
          </table:table-cell>
          <table:table-cell table:formula="of:=1-[.B25]" office:value-type="float" office:value="0.182506737516229" calcext:value-type="float">
            <text:p>0.182506737516229</text:p>
          </table:table-cell>
          <table:table-cell/>
          <table:table-cell table:formula="of:=BINOMDIST([.$F$7];[.$F$5];[.A25];1)" office:value-type="float" office:value="0.86997400267036" calcext:value-type="float">
            <text:p>0.86997400267036</text:p>
          </table:table-cell>
          <table:table-cell table:formula="of:=1-[.E25]" office:value-type="float" office:value="0.13002599732964" calcext:value-type="float">
            <text:p>0.13002599732964</text:p>
          </table:table-cell>
          <table:table-cell table:formula="of:=[.C25]-[.F25]" office:value-type="float" office:value="0.0524807401865887" calcext:value-type="float">
            <text:p>0.052480740186589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table:formula="of:=BINOMDIST([.$C$7];[.$C$5];[.A26];1)" office:value-type="float" office:value="0.76478954755527" calcext:value-type="float">
            <text:p>0.76478954755527</text:p>
          </table:table-cell>
          <table:table-cell table:formula="of:=1-[.B26]" office:value-type="float" office:value="0.23521045244473" calcext:value-type="float">
            <text:p>0.23521045244473</text:p>
          </table:table-cell>
          <table:table-cell/>
          <table:table-cell table:formula="of:=BINOMDIST([.$F$7];[.$F$5];[.A26];1)" office:value-type="float" office:value="0.8072652682833" calcext:value-type="float">
            <text:p>0.8072652682833</text:p>
          </table:table-cell>
          <table:table-cell table:formula="of:=1-[.E26]" office:value-type="float" office:value="0.1927347317167" calcext:value-type="float">
            <text:p>0.1927347317167</text:p>
          </table:table-cell>
          <table:table-cell table:formula="of:=[.C26]-[.F26]" office:value-type="float" office:value="0.0424757207280307" calcext:value-type="float">
            <text:p>0.042475720728031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formula="of:=BINOMDIST([.$C$7];[.$C$5];[.A27];1)" office:value-type="float" office:value="0.707073425044768" calcext:value-type="float">
            <text:p>0.707073425044768</text:p>
          </table:table-cell>
          <table:table-cell table:formula="of:=1-[.B27]" office:value-type="float" office:value="0.292926574955232" calcext:value-type="float">
            <text:p>0.292926574955232</text:p>
          </table:table-cell>
          <table:table-cell/>
          <table:table-cell table:formula="of:=BINOMDIST([.$F$7];[.$F$5];[.A27];1)" office:value-type="float" office:value="0.732177519518364" calcext:value-type="float">
            <text:p>0.732177519518364</text:p>
          </table:table-cell>
          <table:table-cell table:formula="of:=1-[.E27]" office:value-type="float" office:value="0.267822480481636" calcext:value-type="float">
            <text:p>0.267822480481636</text:p>
          </table:table-cell>
          <table:table-cell table:formula="of:=[.C27]-[.F27]" office:value-type="float" office:value="0.0251040944735956" calcext:value-type="float">
            <text:p>0.025104094473596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formula="of:=BINOMDIST([.$C$7];[.$C$5];[.A28];1)" office:value-type="float" office:value="0.645927528242532" calcext:value-type="float">
            <text:p>0.645927528242532</text:p>
          </table:table-cell>
          <table:table-cell table:formula="of:=1-[.B28]" office:value-type="float" office:value="0.354072471757468" calcext:value-type="float">
            <text:p>0.354072471757468</text:p>
          </table:table-cell>
          <table:table-cell/>
          <table:table-cell table:formula="of:=BINOMDIST([.$F$7];[.$F$5];[.A28];1)" office:value-type="float" office:value="0.648011312451986" calcext:value-type="float">
            <text:p>0.648011312451986</text:p>
          </table:table-cell>
          <table:table-cell table:formula="of:=1-[.E28]" office:value-type="float" office:value="0.351988687548014" calcext:value-type="float">
            <text:p>0.351988687548014</text:p>
          </table:table-cell>
          <table:table-cell table:formula="of:=[.C28]-[.F28]" office:value-type="float" office:value="0.00208378420945332" calcext:value-type="float">
            <text:p>0.00208378420945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BINOMDIST([.$C$7];[.$C$5];[.A29];1)" office:value-type="float" office:value="0.583044005527531" calcext:value-type="float">
            <text:p>0.583044005527531</text:p>
          </table:table-cell>
          <table:table-cell table:formula="of:=1-[.B29]" office:value-type="float" office:value="0.416955994472469" calcext:value-type="float">
            <text:p>0.416955994472469</text:p>
          </table:table-cell>
          <table:table-cell/>
          <table:table-cell table:formula="of:=BINOMDIST([.$F$7];[.$F$5];[.A29];1)" office:value-type="float" office:value="0.559095605763878" calcext:value-type="float">
            <text:p>0.559095605763878</text:p>
          </table:table-cell>
          <table:table-cell table:formula="of:=1-[.E29]" office:value-type="float" office:value="0.440904394236122" calcext:value-type="float">
            <text:p>0.440904394236122</text:p>
          </table:table-cell>
          <table:table-cell table:formula="of:=[.C29]-[.F29]" office:value-type="float" office:value="-0.0239483997636529" calcext:value-type="float">
            <text:p>-0.023948399763653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table:formula="of:=BINOMDIST([.$C$7];[.$C$5];[.A30];1)" office:value-type="float" office:value="0.52008335242502" calcext:value-type="float">
            <text:p>0.52008335242502</text:p>
          </table:table-cell>
          <table:table-cell table:formula="of:=1-[.B30]" office:value-type="float" office:value="0.47991664757498" calcext:value-type="float">
            <text:p>0.47991664757498</text:p>
          </table:table-cell>
          <table:table-cell/>
          <table:table-cell table:formula="of:=BINOMDIST([.$F$7];[.$F$5];[.A30];1)" office:value-type="float" office:value="0.470052708146056" calcext:value-type="float">
            <text:p>0.470052708146056</text:p>
          </table:table-cell>
          <table:table-cell table:formula="of:=1-[.E30]" office:value-type="float" office:value="0.529947291853944" calcext:value-type="float">
            <text:p>0.529947291853944</text:p>
          </table:table-cell>
          <table:table-cell table:formula="of:=[.C30]-[.F30]" office:value-type="float" office:value="-0.0500306442789642" calcext:value-type="float">
            <text:p>-0.05003064427896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table:formula="of:=BINOMDIST([.$C$7];[.$C$5];[.A31];1)" office:value-type="float" office:value="0.458558847526123" calcext:value-type="float">
            <text:p>0.458558847526123</text:p>
          </table:table-cell>
          <table:table-cell table:formula="of:=1-[.B31]" office:value-type="float" office:value="0.541441152473877" calcext:value-type="float">
            <text:p>0.541441152473877</text:p>
          </table:table-cell>
          <table:table-cell/>
          <table:table-cell table:formula="of:=BINOMDIST([.$F$7];[.$F$5];[.A31];1)" office:value-type="float" office:value="0.385104614169056" calcext:value-type="float">
            <text:p>0.385104614169056</text:p>
          </table:table-cell>
          <table:table-cell table:formula="of:=1-[.E31]" office:value-type="float" office:value="0.614895385830944" calcext:value-type="float">
            <text:p>0.614895385830944</text:p>
          </table:table-cell>
          <table:table-cell table:formula="of:=[.C31]-[.F31]" office:value-type="float" office:value="-0.0734542333570665" calcext:value-type="float">
            <text:p>-0.073454233357067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table:formula="of:=BINOMDIST([.$C$7];[.$C$5];[.A32];1)" office:value-type="float" office:value="0.399754415509458" calcext:value-type="float">
            <text:p>0.399754415509458</text:p>
          </table:table-cell>
          <table:table-cell table:formula="of:=1-[.B32]" office:value-type="float" office:value="0.600245584490542" calcext:value-type="float">
            <text:p>0.600245584490542</text:p>
          </table:table-cell>
          <table:table-cell/>
          <table:table-cell table:formula="of:=BINOMDIST([.$F$7];[.$F$5];[.A32];1)" office:value-type="float" office:value="0.307568488919008" calcext:value-type="float">
            <text:p>0.307568488919008</text:p>
          </table:table-cell>
          <table:table-cell table:formula="of:=1-[.E32]" office:value-type="float" office:value="0.692431511080992" calcext:value-type="float">
            <text:p>0.692431511080992</text:p>
          </table:table-cell>
          <table:table-cell table:formula="of:=[.C32]-[.F32]" office:value-type="float" office:value="-0.0921859265904498" calcext:value-type="float">
            <text:p>-0.09218592659045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formula="of:=BINOMDIST([.$C$7];[.$C$5];[.A33];1)" office:value-type="float" office:value="0.344677483006666" calcext:value-type="float">
            <text:p>0.344677483006666</text:p>
          </table:table-cell>
          <table:table-cell table:formula="of:=1-[.B33]" office:value-type="float" office:value="0.655322516993334" calcext:value-type="float">
            <text:p>0.655322516993334</text:p>
          </table:table-cell>
          <table:table-cell/>
          <table:table-cell table:formula="of:=BINOMDIST([.$F$7];[.$F$5];[.A33];1)" office:value-type="float" office:value="0.239605535486631" calcext:value-type="float">
            <text:p>0.239605535486631</text:p>
          </table:table-cell>
          <table:table-cell table:formula="of:=1-[.E33]" office:value-type="float" office:value="0.760394464513369" calcext:value-type="float">
            <text:p>0.760394464513369</text:p>
          </table:table-cell>
          <table:table-cell table:formula="of:=[.C33]-[.F33]" office:value-type="float" office:value="-0.105071947520035" calcext:value-type="float">
            <text:p>-0.10507194752003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BINOMDIST([.$C$7];[.$C$5];[.A34];1)" office:value-type="float" office:value="0.294043704101502" calcext:value-type="float">
            <text:p>0.294043704101502</text:p>
          </table:table-cell>
          <table:table-cell table:formula="of:=1-[.B34]" office:value-type="float" office:value="0.705956295898498" calcext:value-type="float">
            <text:p>0.705956295898498</text:p>
          </table:table-cell>
          <table:table-cell/>
          <table:table-cell table:formula="of:=BINOMDIST([.$F$7];[.$F$5];[.A34];1)" office:value-type="float" office:value="0.18220995558924" calcext:value-type="float">
            <text:p>0.18220995558924</text:p>
          </table:table-cell>
          <table:table-cell table:formula="of:=1-[.E34]" office:value-type="float" office:value="0.81779004441076" calcext:value-type="float">
            <text:p>0.81779004441076</text:p>
          </table:table-cell>
          <table:table-cell table:formula="of:=[.C34]-[.F34]" office:value-type="float" office:value="-0.111833748512262" calcext:value-type="float">
            <text:p>-0.111833748512262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formula="of:=BINOMDIST([.$C$7];[.$C$5];[.A35];1)" office:value-type="float" office:value="0.248287538311985" calcext:value-type="float">
            <text:p>0.248287538311985</text:p>
          </table:table-cell>
          <table:table-cell table:formula="of:=1-[.B35]" office:value-type="float" office:value="0.751712461688015" calcext:value-type="float">
            <text:p>0.751712461688015</text:p>
          </table:table-cell>
          <table:table-cell/>
          <table:table-cell table:formula="of:=BINOMDIST([.$F$7];[.$F$5];[.A35];1)" office:value-type="float" office:value="0.135374611708326" calcext:value-type="float">
            <text:p>0.135374611708326</text:p>
          </table:table-cell>
          <table:table-cell table:formula="of:=1-[.E35]" office:value-type="float" office:value="0.864625388291674" calcext:value-type="float">
            <text:p>0.864625388291674</text:p>
          </table:table-cell>
          <table:table-cell table:formula="of:=[.C35]-[.F35]" office:value-type="float" office:value="-0.112912926603658" calcext:value-type="float">
            <text:p>-0.112912926603658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table:formula="of:=BINOMDIST([.$C$7];[.$C$5];[.A36];1)" office:value-type="float" office:value="0.207591411865596" calcext:value-type="float">
            <text:p>0.207591411865596</text:p>
          </table:table-cell>
          <table:table-cell table:formula="of:=1-[.B36]" office:value-type="float" office:value="0.792408588134404" calcext:value-type="float">
            <text:p>0.792408588134404</text:p>
          </table:table-cell>
          <table:table-cell/>
          <table:table-cell table:formula="of:=BINOMDIST([.$F$7];[.$F$5];[.A36];1)" office:value-type="float" office:value="0.0983521315907607" calcext:value-type="float">
            <text:p>0.098352131590761</text:p>
          </table:table-cell>
          <table:table-cell table:formula="of:=1-[.E36]" office:value-type="float" office:value="0.901647868409239" calcext:value-type="float">
            <text:p>0.901647868409239</text:p>
          </table:table-cell>
          <table:table-cell table:formula="of:=[.C36]-[.F36]" office:value-type="float" office:value="-0.109239280274836" calcext:value-type="float">
            <text:p>-0.10923928027483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table:formula="of:=BINOMDIST([.$C$7];[.$C$5];[.A37];1)" office:value-type="float" office:value="0.171926221924717" calcext:value-type="float">
            <text:p>0.171926221924717</text:p>
          </table:table-cell>
          <table:table-cell table:formula="of:=1-[.B37]" office:value-type="float" office:value="0.828073778075284" calcext:value-type="float">
            <text:p>0.828073778075284</text:p>
          </table:table-cell>
          <table:table-cell/>
          <table:table-cell table:formula="of:=BINOMDIST([.$F$7];[.$F$5];[.A37];1)" office:value-type="float" office:value="0.0699377075777157" calcext:value-type="float">
            <text:p>0.069937707577716</text:p>
          </table:table-cell>
          <table:table-cell table:formula="of:=1-[.E37]" office:value-type="float" office:value="0.930062292422284" calcext:value-type="float">
            <text:p>0.930062292422284</text:p>
          </table:table-cell>
          <table:table-cell table:formula="of:=[.C37]-[.F37]" office:value-type="float" office:value="-0.101988514347001" calcext:value-type="float">
            <text:p>-0.101988514347001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table:formula="of:=BINOMDIST([.$C$7];[.$C$5];[.A38];1)" office:value-type="float" office:value="0.141096824906277" calcext:value-type="float">
            <text:p>0.141096824906277</text:p>
          </table:table-cell>
          <table:table-cell table:formula="of:=1-[.B38]" office:value-type="float" office:value="0.858903175093723" calcext:value-type="float">
            <text:p>0.858903175093723</text:p>
          </table:table-cell>
          <table:table-cell/>
          <table:table-cell table:formula="of:=BINOMDIST([.$F$7];[.$F$5];[.A38];1)" office:value-type="float" office:value="0.0487212098352209" calcext:value-type="float">
            <text:p>0.048721209835221</text:p>
          </table:table-cell>
          <table:table-cell table:formula="of:=1-[.E38]" office:value-type="float" office:value="0.951278790164779" calcext:value-type="float">
            <text:p>0.951278790164779</text:p>
          </table:table-cell>
          <table:table-cell table:formula="of:=[.C38]-[.F38]" office:value-type="float" office:value="-0.0923756150710561" calcext:value-type="float">
            <text:p>-0.09237561507105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BINOMDIST([.$C$7];[.$C$5];[.A39];1)" office:value-type="float" office:value="0.114787484203826" calcext:value-type="float">
            <text:p>0.114787484203826</text:p>
          </table:table-cell>
          <table:table-cell table:formula="of:=1-[.B39]" office:value-type="float" office:value="0.885212515796174" calcext:value-type="float">
            <text:p>0.885212515796174</text:p>
          </table:table-cell>
          <table:table-cell/>
          <table:table-cell table:formula="of:=BINOMDIST([.$F$7];[.$F$5];[.A39];1)" office:value-type="float" office:value="0.0332807841351942" calcext:value-type="float">
            <text:p>0.033280784135194</text:p>
          </table:table-cell>
          <table:table-cell table:formula="of:=1-[.E39]" office:value-type="float" office:value="0.966719215864806" calcext:value-type="float">
            <text:p>0.966719215864806</text:p>
          </table:table-cell>
          <table:table-cell table:formula="of:=[.C39]-[.F39]" office:value-type="float" office:value="-0.0815067000686319" calcext:value-type="float">
            <text:p>-0.0815067000686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BINOMDIST([.$C$7];[.$C$5];[.A40];1)" office:value-type="float" office:value="0.00967454556874509" calcext:value-type="float">
            <text:p>0.009674545568745</text:p>
          </table:table-cell>
          <table:table-cell table:formula="of:=1-[.B40]" office:value-type="float" office:value="0.990325454431255" calcext:value-type="float">
            <text:p>0.990325454431255</text:p>
          </table:table-cell>
          <table:table-cell/>
          <table:table-cell table:formula="of:=BINOMDIST([.$F$7];[.$F$5];[.A40];1)" office:value-type="float" office:value="0.000296894959814323" calcext:value-type="float">
            <text:p>0.000296894959814</text:p>
          </table:table-cell>
          <table:table-cell table:formula="of:=1-[.E40]" office:value-type="float" office:value="0.999703105040186" calcext:value-type="float">
            <text:p>0.999703105040186</text:p>
          </table:table-cell>
          <table:table-cell table:formula="of:=[.C40]-[.F40]" office:value-type="float" office:value="-0.00937765060893081" calcext:value-type="float">
            <text:p>-0.00937765060893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BINOMDIST([.$C$7];[.$C$5];[.A41];1)" office:value-type="float" office:value="0.000460007154266983" calcext:value-type="float">
            <text:p>0.000460007154267</text:p>
          </table:table-cell>
          <table:table-cell table:formula="of:=1-[.B41]" office:value-type="float" office:value="0.999539992845733" calcext:value-type="float">
            <text:p>0.999539992845733</text:p>
          </table:table-cell>
          <table:table-cell/>
          <table:table-cell table:formula="of:=BINOMDIST([.$F$7];[.$F$5];[.A41];1)" office:value-type="float" office:value="0.000000765884637663545" calcext:value-type="float">
            <text:p>7.65884637663545E-07</text:p>
          </table:table-cell>
          <table:table-cell table:formula="of:=1-[.E41]" office:value-type="float" office:value="0.999999234115362" calcext:value-type="float">
            <text:p>0.999999234115362</text:p>
          </table:table-cell>
          <table:table-cell table:formula="of:=[.C41]-[.F41]" office:value-type="float" office:value="-0.000459241269629263" calcext:value-type="float">
            <text:p>-0.000459241269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8:11:51.780145395</meta:creation-date>
    <dc:date>2019-02-18T11:47:17.214848555</dc:date>
    <meta:editing-duration>PT3H15M5S</meta:editing-duration>
    <meta:editing-cycles>1</meta:editing-cycles>
    <meta:document-statistic meta:table-count="1" meta:cell-count="219" meta:object-count="0"/>
    <meta:generator>LibreOffice/6.0.7.3$Linux_X86_64 LibreOffice_project/00m0$Build-3</meta:generator>
  </office:meta>
</office:document-meta>
</file>